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553" officeooo:paragraph-rsid="0019f553"/>
    </style:style>
    <style:style style:name="P2" style:family="paragraph" style:parent-style-name="Standard">
      <style:text-properties officeooo:paragraph-rsid="0019f5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go Cesar Salgado García \ Data Engineer</text:p>
      <text:p text:style-name="P1"/>
      <text:p text:style-name="P1">Primera Parte: Programación Python</text:p>
      <text:p text:style-name="P1"/>
      <text:p text:style-name="Standard">2. Obtener el número de respuestas contestadas y no contestadas</text:p>
      <text:p text:style-name="Standard"/>
      <text:p text:style-name="Standard">SELECT count(is_answered) FROM `project-349822.dataset1.Tabla_Prueba` where is_answered = 'true'</text:p>
      <text:p text:style-name="Standard"/>
      <text:p text:style-name="P2">3. Obtener la respuesta con menor número de vistas</text:p>
      <text:p text:style-name="P2"/>
      <text:p text:style-name="Standard">SELECT * FROM `project-349822.dataset1.Tabla_Prueba` where view_count in(SELECT min(view_count) FROM `project-349822.dataset1.Tabla_Prueba`)</text:p>
      <text:p text:style-name="Standard"/>
      <text:p text:style-name="P2">4. Obtener la respuesta más vieja y más actual</text:p>
      <text:p text:style-name="P2"/>
      <text:p text:style-name="Standard">SELECT * FROM `project-349822.dataset1.Tabla_Prueba` where last_activity_date in(SELECT min(last_activity_date) FROM `project-349822.dataset1.Tabla_Prueba`)</text:p>
      <text:p text:style-name="Standard"/>
      <text:p text:style-name="Standard">SELECT * FROM `project-349822.dataset1.Tabla_Prueba` where last_activity_date in(SELECT max(last_activity_date) FROM `project-349822.dataset1.Tabla_Prueba`)</text:p>
      <text:p text:style-name="Standard"/>
      <text:p text:style-name="Standard">SELECT last_activity_date FROM `project-349822.dataset1.Tabla_Prueba` order by last_activity_date asc</text:p>
      <text:p text:style-name="Standard"/>
      <text:p text:style-name="P2">5. Obtener la respuesta del owner que tenga una mayor reputación</text:p>
      <text:p text:style-name="P2"/>
      <text:p text:style-name="Standard">SELECT owner_reputation, owner_user_id, owner_user_type, owner_accept_rate, owner_profile_image FROM `project-349822.dataset1.Tabla_Prueba` where owner_reputation in(SELECT max(owner_reputation) FROM `project-349822.dataset1.</text:p>
      <text:p text:style-name="Standard"/>
      <text:p text:style-name="P1">Segunda Parte: Lenguaje SQL</text:p>
      <text:p text:style-name="P1"/>
      <text:p text:style-name="Standard">CREATE table dataset1.aerolineas(id_aerolinea int, nombre_aerolinea string(200))</text:p>
      <text:p text:style-name="Standard">CREATE table dataset1.aeropuertos(id_aeropuerto int, nombre_aeropuerto string(200))</text:p>
      <text:p text:style-name="Standard">CREATE table dataset1.movimientos(id_movimiento int, descripcion string(200))</text:p>
      <text:p text:style-name="Standard">CREATE table dataset1.vuelos(id_aerolinea int, id_aeropuerto int, id_movimiento int, dia date)</text:p>
      <text:p text:style-name="Standard"/>
      <text:p text:style-name="Standard">insert into dataset1.aerolineas values(1,'Volaris')</text:p>
      <text:p text:style-name="Standard">insert into dataset1.aerolineas values(2,'Aeromar')</text:p>
      <text:p text:style-name="Standard">insert into dataset1.aerolineas values(3,'Interjet')</text:p>
      <text:p text:style-name="Standard">insert into dataset1.aerolineas values(4,'Aeromexico')</text:p>
      <text:p text:style-name="Standard"/>
      <text:p text:style-name="Standard">insert into dataset1.aeropuertos values(1,'Benito Juarez')</text:p>
      <text:p text:style-name="Standard">insert into dataset1.aeropuertos values(2,'Guanajuato')</text:p>
      <text:p text:style-name="Standard">insert into dataset1.aeropuertos values(3,'La paz')</text:p>
      <text:p text:style-name="Standard">insert into dataset1.aeropuertos values(4,'Oaxaca')</text:p>
      <text:p text:style-name="Standard"/>
      <text:p text:style-name="Standard">insert into dataset1.aeropuertos values(1,'Salida')</text:p>
      <text:p text:style-name="Standard"><text:soft-page-break/>insert into dataset1.aeropuertos values(2,'Llegada')</text:p>
      <text:p text:style-name="Standard"/>
      <text:p text:style-name="Standard">insert into dataset1.aeropuertos values(1,1,1,2021-05-02)</text:p>
      <text:p text:style-name="Standard">insert into dataset1.aeropuertos values(2,1,1,2021-05-02)</text:p>
      <text:p text:style-name="Standard">insert into dataset1.aeropuertos values(3,2,2,2021-05-02)</text:p>
      <text:p text:style-name="Standard">insert into dataset1.aeropuertos values(4,3,2,2021-05-02)</text:p>
      <text:p text:style-name="Standard">insert into dataset1.aeropuertos values(1,3,2,2021-05-02)</text:p>
      <text:p text:style-name="Standard">insert into dataset1.aeropuertos values(2,1,1,2021-05-02)</text:p>
      <text:p text:style-name="Standard">insert into dataset1.aeropuertos values(2,3,1,2021-05-04)</text:p>
      <text:p text:style-name="Standard">insert into dataset1.aeropuertos values(3,4,1,2021-05-04)</text:p>
      <text:p text:style-name="Standard">insert into dataset1.aeropuertos values(3,4,1,2021-05-04)</text:p>
      <text:p text:style-name="Standard"/>
      <text:p text:style-name="Standard"/>
      <text:p text:style-name="Standard">1. ¿Cuál es el nombre aeropuerto que ha tenido mayor movimiento durante el año?</text:p>
      <text:p text:style-name="Standard"/>
      <text:p text:style-name="Standard">SELECT <text:s/>count(v.id_aerolinea) as veces,v.id_aerolinea, ae.nombre_aerolinea <text:s/>from `project-349822.dataset1.Vuelos` v inner join `project-349822.dataset1.Aerolinea` ae on v.id_aerolinea <text:s/>= ae.id_aerolinea group by id_aerolinea, nombre_aerolinea order by veces desc limit 1</text:p>
      <text:p text:style-name="Standard"/>
      <text:p text:style-name="P2">2. ¿Cuál es el nombre aerolínea que ha realizado mayor número de vuelos durante</text:p>
      <text:p text:style-name="P2">el año?</text:p>
      <text:p text:style-name="P2"/>
      <text:p text:style-name="Standard">select <text:s/>count(v.id_aerolinea) as veces,v.id_aerolinea, ae.nombre_aerolinea <text:s/>from vuelos v inner join aerolina ae on v.id_aerolinea <text:s/>= ae.id_aerolinea group by id_aerolinea order by veces desc limit 1</text:p>
      <text:p text:style-name="Standard"/>
      <text:p text:style-name="P2">3. ¿En qué día se han tenido mayor número de vuelos?</text:p>
      <text:p text:style-name="P2"/>
      <text:p text:style-name="Standard">select count(id_vuelo)as vuelos,dia <text:s/>from `project-349822.dataset1.Vuelos` v group by dia order by vuelos desc limit 1</text:p>
      <text:p text:style-name="Standard"/>
      <text:p text:style-name="P2">4. ¿Cuáles son las aerolíneas que tienen mas de 2 vuelos por día?</text:p>
      <text:p text:style-name="P2"/>
      <text:p text:style-name="Standard">select a.nombre_aerolinea, count(id_vuelo)as vuelos,dia <text:s/>from `project-349822.dataset1.Vuelos` <text:s/>v inner join `project-349822.dataset1.Aerolinea` a ON a.id_aerolinea=v.id_aerolinea group by dia, a.nombre_aerolinea, a.id_aerolinea order by vuelos desc</text:p>
      <text:p text:style-name="Standard"/>
      <text:p text:style-name="P1">link proyecto Google Cloud Platafor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23:43:39.889703854</meta:creation-date>
    <dc:date>2022-07-09T23:59:45.167039419</dc:date>
    <meta:editing-duration>PT5M55S</meta:editing-duration>
    <meta:editing-cycles>1</meta:editing-cycles>
    <meta:document-statistic meta:table-count="0" meta:image-count="0" meta:object-count="0" meta:page-count="2" meta:paragraph-count="46" meta:word-count="367" meta:character-count="3726" meta:non-whitespace-character-count="3396"/>
    <meta:generator>LibreOffice/6.0.7.3$Linux_X86_64 LibreOffice_project/00m0$Build-3</meta:generator>
  </office:meta>
</office:document-meta>
</file>